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26c" officeooo:paragraph-rsid="000fa26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fa26c" officeooo:paragraph-rsid="000fa26c" style:font-weight-asian="bold" style:font-weight-complex="bold"/>
    </style:style>
    <style:style style:name="P4" style:family="paragraph" style:parent-style-name="Standard">
      <style:text-properties fo:font-weight="bold" officeooo:rsid="000fa26c" officeooo:paragraph-rsid="0013e715" style:font-weight-asian="bold" style:font-weight-complex="bold"/>
    </style:style>
    <style:style style:name="P5" style:family="paragraph" style:parent-style-name="Standard">
      <style:text-properties fo:font-weight="bold" officeooo:rsid="000fa26c" officeooo:paragraph-rsid="00160172" style:font-weight-asian="bold" style:font-weight-complex="bold"/>
    </style:style>
    <style:style style:name="P6" style:family="paragraph" style:parent-style-name="Standard">
      <style:text-properties fo:font-weight="bold" officeooo:rsid="0010b280" officeooo:paragraph-rsid="0013e715" style:font-weight-asian="bold" style:font-weight-complex="bold"/>
    </style:style>
    <style:style style:name="P7" style:family="paragraph" style:parent-style-name="Standard">
      <style:text-properties fo:color="#c9211e" fo:font-weight="bold" officeooo:rsid="000fa26c" officeooo:paragraph-rsid="000fa26c" style:font-weight-asian="bold" style:font-weight-complex="bold"/>
    </style:style>
    <style:style style:name="P8" style:family="paragraph" style:parent-style-name="Standard">
      <style:text-properties fo:font-style="normal" fo:font-weight="normal" officeooo:rsid="000fa26c" officeooo:paragraph-rsid="0013e71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59c34" officeooo:paragraph-rsid="00159c3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159c34" officeooo:paragraph-rsid="00159c34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paragraph-rsid="00160172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9cf60" officeooo:paragraph-rsid="0019cf60" style:font-weight-asian="bold" style:font-weight-complex="bold"/>
    </style:style>
    <style:style style:name="P14" style:family="paragraph" style:parent-style-name="Standard">
      <style:text-properties officeooo:rsid="001881c7" officeooo:paragraph-rsid="001881c7"/>
    </style:style>
    <style:style style:name="T1" style:family="text">
      <style:text-properties fo:font-weight="bold" officeooo:rsid="00160172" style:font-weight-asian="bold" style:font-weight-complex="bold"/>
    </style:style>
    <style:style style:name="T2" style:family="text">
      <style:text-properties fo:font-weight="bold" officeooo:rsid="000fa26c" style:font-weight-asian="bold" style:font-weight-complex="bold"/>
    </style:style>
    <style:style style:name="T3" style:family="text">
      <style:text-properties officeooo:rsid="00120202"/>
    </style:style>
    <style:style style:name="T4" style:family="text">
      <style:text-properties officeooo:rsid="0014b7b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6b306"/>
    </style:style>
    <style:style style:name="T7" style:family="text">
      <style:text-properties officeooo:rsid="00175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aç<text:span text:style-name="T6">ões</text:span> Oficia<text:span text:style-name="T7">is</text:span></text:p>
      <text:p text:style-name="Standard"/>
      <text:p text:style-name="P13">GITFLOW</text:p>
      <text:p text:style-name="P14"><text:a xlink:type="simple" xlink:href="https://www.atlassian.com/br/git/tutorials/comparing-workflows/gitflow-workflow#:~:text=O%20conjunto%20de%20ferramentas%20git,tem%20um%20processo%20de%20instalação.&amp;text=O%20Git%2Dflow%20é%20um,ser%20criar%20ramificações%20para%20você" text:style-name="Internet_20_link" text:visited-style-name="Visited_20_Internet_20_Link">https://www.atlassian.com/br/git/tutorials/comparing-workflows/gitflow-workflow#:~:text=O%20conjunto%20de%20ferramentas%20git,tem%20um%20processo%20de%20instala%C3%A7%C3%A3o.&amp;text=O%20Git%2Dflow%20%C3%A9%20um,ser%20criar%20ramifica%C3%A7%C3%B5es%20para%20voc%C3%AA</text:a>.</text:p>
      <text:p text:style-name="Standard"/>
      <text:p text:style-name="P11"><text:span text:style-name="T1">PHP</text:span><text:span text:style-name="T2"> </text:span><text:span text:style-name="T1">5.6</text:span></text:p>
      <text:p text:style-name="P5"><text:a xlink:type="simple" xlink:href="https://www.php.net/" text:style-name="Internet_20_link" text:visited-style-name="Visited_20_Internet_20_Link"><text:span text:style-name="T5">https://www.php.net/</text:span></text:a></text:p>
      <text:p text:style-name="P5"/>
      <text:p text:style-name="P4">SYMFONY 3.0</text:p>
      <text:p text:style-name="P4"/>
      <text:p text:style-name="P6"><text:span text:style-name="T3">symfony</text:span>:</text:p>
      <text:p text:style-name="P8"><text:a xlink:type="simple" xlink:href="https://symfony.com/doc/3.0/setup.html" text:style-name="Internet_20_link" text:visited-style-name="Visited_20_Internet_20_Link">https://symfony.com/doc/3.0/setup.html</text:a></text:p>
      <text:p text:style-name="P8"/>
      <text:p text:style-name="P10">doctrine orm:</text:p>
      <text:p text:style-name="P9"><text:a xlink:type="simple" xlink:href="https://www.doctrine-project.org/projects/doctrine-orm/en/2.5/tutorials/getting-started.html" text:style-name="Internet_20_link" text:visited-style-name="Visited_20_Internet_20_Link">https://www.doctrine-project.org/projects/doctrine-orm/en/2.5/tutorials/getting-started.html</text:a></text:p>
      <text:p text:style-name="P8"/>
      <text:p text:style-name="P3">SONATA</text:p>
      <text:p text:style-name="P1"/>
      <text:p text:style-name="P2">intl-bundle:</text:p>
      <text:p text:style-name="Standard"><text:a xlink:type="simple" xlink:href="https://sonata-project.org/bundles/intl/2-x/doc/index.html" text:style-name="Internet_20_link" text:visited-style-name="Visited_20_Internet_20_Link">https://sonata-project.org/bundles/intl/2-x/doc/index.htm</text:a><text:a xlink:type="simple" xlink:href="https://sonata-project.org/bundles/intl/2-x/doc/index.html" text:style-name="Internet_20_link" text:visited-style-name="Visited_20_Internet_20_Link"><text:span text:style-name="T4">l</text:span></text:a></text:p>
      <text:p text:style-name="Standard"/>
      <text:p text:style-name="Standard"/>
      <text:p text:style-name="P2">admin-bundle:</text:p>
      <text:p text:style-name="Standard"><text:a xlink:type="simple" xlink:href="https://sonata-project.org/bundles/admin/3-x/doc/index.html" text:style-name="Internet_20_link" text:visited-style-name="Visited_20_Internet_20_Link">https://sonata-project.org/bundles/admin/3-x/doc/index.htm</text:a><text:a xlink:type="simple" xlink:href="https://sonata-project.org/bundles/admin/3-x/doc/index.html" text:style-name="Internet_20_link" text:visited-style-name="Visited_20_Internet_20_Link"><text:span text:style-name="T4">l</text:span></text:a></text:p>
      <text:p text:style-name="Standard"/>
      <text:p text:style-name="Standard"/>
      <text:p text:style-name="P2">doctrine-orm-admin-bundle:</text:p>
      <text:p text:style-name="Standard"><text:a xlink:type="simple" xlink:href="https://sonata-project.org/bundles/doctrine-orm-admin/3-x/doc/index.html" text:style-name="Internet_20_link" text:visited-style-name="Visited_20_Internet_20_Link">https://sonata-project.org/bundles/doctrine-orm-admin/3-x/doc/index.htm</text:a><text:a xlink:type="simple" xlink:href="https://sonata-project.org/bundles/doctrine-orm-admin/3-x/doc/index.html" text:style-name="Internet_20_link" text:visited-style-name="Visited_20_Internet_20_Link"><text:span text:style-name="T4">l</text:span></text:a></text:p>
      <text:p text:style-name="Standard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57:54.561952384</meta:creation-date>
    <dc:date>2021-05-03T12:56:11.436881683</dc:date>
    <meta:editing-duration>PT7M3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1" meta:character-count="729" meta:non-whitespace-character-count="725"/>
  </office:meta>
</office:document-meta>
</file>